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0" style:family="table-cell" style:parent-style-name="Default">
      <style:text-properties style:font-name="Arial" fo:font-size="10pt" fo:font-weight="bold" style:font-name-asian="Tahoma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" style:font-name-complex="Tahoma2"/>
    </style:style>
    <style:style style:name="T4" style:family="text">
      <style:text-properties style:font-name="Arial" fo:font-weight="bold" style:font-name-asian="Tahoma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 table:number-rows-repeated="3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 table:number-rows-repeated="3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7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18">
            <text:p>18</text:p>
          </table:table-cell>
          <table:table-cell table:style-name="ce175" table:formula="of:=COUNTIF([.L$7:.L$1018];[.$J2])" office:value-type="float" office:value="18">
            <text:p>18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9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 office:value-type="string">
            <text:p>Tester</text:p>
          </table:table-cell>
          <table:table-cell table:style-name="ce145" office:value-type="string">
            <text:p>IE7</text:p>
          </table:table-cell>
          <table:table-cell table:style-name="ce145" office:value-type="string">
            <text:p>FireFox3.5</text:p>
          </table:table-cell>
          <table:table-cell table:style-name="ce145" office:value-type="string">
            <text:p>Comment/Bug</text:p>
          </table:table-cell>
          <table:table-cell table:style-name="ce145" table:number-columns-repeated="5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0" table:number-columns-repeated="233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Detail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</text:span><text:span text:style-name="T6">Editor → <text:s/></text:span><text:span text:style-name="T6">Add new </text:span><text:span text:style-name="T6">page </text:span></text:p>
            <text:p><text:span text:style-name="T7">- Put title, </text:span><text:span text:style-name="T7">name for new </text:span><text:span text:style-name="T7">page</text:span></text:p>
            <text:p><text:span text:style-name="T7">- Drag and </text:span><text:span text:style-name="T7">drop 1 </text:span><text:span text:style-name="T7">Content List </text:span><text:span text:style-name="T7">portlet into </text:span><text:span text:style-name="T7">this page</text:span></text:p>
            <text:p><text:span text:style-name="T7">- Add content </text:span><text:span text:style-name="T7">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8" table:number-columns-repeated="243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</text:span><text:span text:style-name="T8">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</text:span><text:span text:style-name="T8">Explorer</text:span></text:p>
            <text:p>- Select any drive</text:p>
            <text:p>- Click on <text:span text:style-name="T8">Add </text:span><text:span text:style-name="T8">document</text:span> icon in action bar</text:p>
            <text:p>- Select template: <text:span text:style-name="T8">Free layout </text:span><text:span text:style-name="T8">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6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9" table:number-columns-repeated="243"/>
        </table:table-row>
        <table:table-row table:style-name="ro27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</text:span><text:span text:style-name="T8">on → </text:span><text:span text:style-name="T8">Content </text:span><text:span text:style-name="T8">Presentation </text:span><text:span text:style-name="T8">→ <text:s/>Manage </text:span><text:span text:style-name="T8">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78" table:number-columns-repeated="243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</text:span><text:span text:style-name="T3">User name &amp; </text:span><text:span text:style-name="T3">Password of </text:span><text:span text:style-name="T3">an admin</text:span></text:p>
            <text:p><text:span text:style-name="T3">- Click </text:span><text:span text:style-name="T4">Sign </text:span><text:span text:style-name="T4">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25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</text:span><text:span text:style-name="T8">Process </text:span><text:span text:style-name="T8">Controller → </text:span></text:p>
            <text:p><text:span text:style-name="T8">BP Definition </text:span><text:span text:style-name="T8">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 office:value-type="string">
            <text:p>hanh.ly</text:p>
          </table:table-cell>
          <table:table-cell table:style-name="ce180" office:value-type="string">
            <text:p>Passed</text:p>
          </table:table-cell>
          <table:table-cell table:style-name="ce180" office:value-type="string">
            <text:p>Passed</text:p>
          </table:table-cell>
          <table:table-cell table:style-name="ce181" table:number-columns-repeated="234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3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4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5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3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 table:number-rows-repeated="10">
          <table:table-cell table:style-name="ce136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09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09:58:52</dc:date>
    <meta:print-date>2008-06-17T00:45:47</meta:print-date>
    <meta:editing-cycles>775</meta:editing-cycles>
    <meta:editing-duration>PT303H18M22S</meta:editing-duration>
    <dc:creator>exoplatform </dc:creator>
    <meta:document-statistic meta:table-count="4" meta:cell-count="336" meta:object-count="1"/>
    <meta:user-defined meta:name="Info 1"/>
    <meta:user-defined meta:name="Info 2"/>
    <meta:user-defined meta:name="Info 3"/>
    <meta:user-defined meta:name="Info 4"/>
  </office:meta>
</office:document-meta>
</file>